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30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08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5-03-06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2-03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1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16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2-14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24032" calcext:value-type="float">
            <text:p>16.33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524" calcext:value-type="float">
            <text:p>17.6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89308387097" calcext:value-type="float">
            <text:p>22.3189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00108387097" calcext:value-type="float">
            <text:p>23.3400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82596129032" calcext:value-type="float">
            <text:p>22.5282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00598709677" calcext:value-type="float">
            <text:p>21.52005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13112" calcext:value-type="float">
            <text:p>18.7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994125" calcext:value-type="float">
            <text:p>14.7699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12032" calcext:value-type="float">
            <text:p>10.54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46755862069" calcext:value-type="float">
            <text:p>11.05467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67778064516" calcext:value-type="float">
            <text:p>11.8767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9839" calcext:value-type="float">
            <text:p>13.189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84097777778" calcext:value-type="float">
            <text:p>17.728409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3424" calcext:value-type="float">
            <text:p>20.18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4536" calcext:value-type="float">
            <text:p>15.38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12792" calcext:value-type="float">
            <text:p>10.64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7623225807" calcext:value-type="float">
            <text:p>10.64676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5116" calcext:value-type="float">
            <text:p>11.21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4271" calcext:value-type="float">
            <text:p>12.0742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2784516129" calcext:value-type="float">
            <text:p>13.552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5313548387" calcext:value-type="float">
            <text:p>15.3495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24596129032" calcext:value-type="float">
            <text:p>18.0324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0464" calcext:value-type="float">
            <text:p>18.20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39125" calcext:value-type="float">
            <text:p>17.6083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84758709677" calcext:value-type="float">
            <text:p>17.22847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069" calcext:value-type="float">
            <text:p>13.14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76968" calcext:value-type="float">
            <text:p>12.40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3736774194" calcext:value-type="float">
            <text:p>12.1583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72379354839" calcext:value-type="float">
            <text:p>13.5672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065175" calcext:value-type="float">
            <text:p>15.1206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40536" calcext:value-type="float">
            <text:p>17.90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04925" calcext:value-type="float">
            <text:p>19.180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5528" calcext:value-type="float">
            <text:p>22.3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64939354839" calcext:value-type="float">
            <text:p>23.6164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743325" calcext:value-type="float">
            <text:p>22.8974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89432" calcext:value-type="float">
            <text:p>16.5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81847741936" calcext:value-type="float">
            <text:p>14.67818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46895483871" calcext:value-type="float">
            <text:p>12.1046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20585806452" calcext:value-type="float">
            <text:p>11.7020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9302068966" calcext:value-type="float">
            <text:p>11.856930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390475" calcext:value-type="float">
            <text:p>12.9539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886225" calcext:value-type="float">
            <text:p>14.5188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7204" calcext:value-type="float">
            <text:p>16.2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49047741935" calcext:value-type="float">
            <text:p>18.91490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73955555555" calcext:value-type="float">
            <text:p>23.0473955555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89723076923" calcext:value-type="float">
            <text:p>12.87897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0683870968" calcext:value-type="float">
            <text:p>12.100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2532" calcext:value-type="float">
            <text:p>9.08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94993548387" calcext:value-type="float">
            <text:p>7.83394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35514285714" calcext:value-type="float">
            <text:p>8.28435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01135483871" calcext:value-type="float">
            <text:p>8.9030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499948387097" calcext:value-type="float">
            <text:p>9.8649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2912" calcext:value-type="float">
            <text:p>11.37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27220645161" calcext:value-type="float">
            <text:p>12.7827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9816" calcext:value-type="float">
            <text:p>13.51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09950967742" calcext:value-type="float">
            <text:p>11.2309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96304516129" calcext:value-type="float">
            <text:p>11.0296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0072" calcext:value-type="float">
            <text:p>12.02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33768" calcext:value-type="float">
            <text:p>9.59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99731612903" calcext:value-type="float">
            <text:p>10.05997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98011428571" calcext:value-type="float">
            <text:p>10.70980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4823225806" calcext:value-type="float">
            <text:p>11.8354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43238709677" calcext:value-type="float">
            <text:p>12.964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42152" calcext:value-type="float">
            <text:p>14.5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38167741936" calcext:value-type="float">
            <text:p>15.5438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57776" calcext:value-type="float">
            <text:p>15.69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86461935484" calcext:value-type="float">
            <text:p>15.5186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17850322581" calcext:value-type="float">
            <text:p>16.6417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19" calcext:value-type="float">
            <text:p>15.20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1148571429" calcext:value-type="float">
            <text:p>12.62111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8869677419" calcext:value-type="float">
            <text:p>12.35688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02725517241" calcext:value-type="float">
            <text:p>13.190272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2856774193" calcext:value-type="float">
            <text:p>14.121285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3296516129" calcext:value-type="float">
            <text:p>15.3632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5224" calcext:value-type="float">
            <text:p>16.9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79254285714" calcext:value-type="float">
            <text:p>18.01792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26174545455" calcext:value-type="float">
            <text:p>19.002617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3658181818" calcext:value-type="float">
            <text:p>19.171365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90756129032" calcext:value-type="float">
            <text:p>10.76907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79705714286" calcext:value-type="float">
            <text:p>10.86797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3793548387" calcext:value-type="float">
            <text:p>11.8473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87597419355" calcext:value-type="float">
            <text:p>13.1087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7768" calcext:value-type="float">
            <text:p>14.82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22028387097" calcext:value-type="float">
            <text:p>15.7322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69192" calcext:value-type="float">
            <text:p>16.3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0467096774" calcext:value-type="float">
            <text:p>15.3310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3530322581" calcext:value-type="float">
            <text:p>16.6143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72512" calcext:value-type="float">
            <text:p>15.49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86369032258" calcext:value-type="float">
            <text:p>14.0186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91624" calcext:value-type="float">
            <text:p>11.12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21470967742" calcext:value-type="float">
            <text:p>9.4362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089371428572" calcext:value-type="float">
            <text:p>9.980893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66348387097" calcext:value-type="float">
            <text:p>10.806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92472258065" calcext:value-type="float">
            <text:p>12.01924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8276" calcext:value-type="float">
            <text:p>13.63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98203870968" calcext:value-type="float">
            <text:p>15.4498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05" calcext:value-type="float">
            <text:p>16.7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72896" calcext:value-type="float">
            <text:p>15.34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530176" calcext:value-type="float">
            <text:p>13.585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4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376" calcext:value-type="float">
            <text:p>12.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774" meta:object-count="0"/>
    <meta:user-defined meta:name="AppVersion">3.0</meta:user-defined>
  </office:meta>
</office:document-meta>
</file>